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618in" svg:y="0in">
            <draw:object draw:notify-on-update-of-ranges="Sheet1.A4:Sheet1.A23 Sheet1.B4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5.1165in" svg:y="3.6606in">
            <draw:object draw:notify-on-update-of-ranges="Sheet1.A4:Sheet1.A23 Sheet1.E4:Sheet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loyd</text:p>
          </table:table-cell>
          <table:table-cell table:number-columns-repeated="2"/>
          <table:table-cell office:value-type="string" calcext:value-type="string">
            <text:p>deikstra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2" calcext:value-type="float">
            <text:p>0.0002</text:p>
          </table:table-cell>
          <table:table-cell table:number-columns-repeated="8"/>
          <table:table-cell>
            <draw:frame draw:z-index="1" draw:style-name="gr1" draw:text-style-name="P1" svg:width="6.2988in" svg:height="3.5429in" svg:x="0.5311in" svg:y="0.0059in">
              <draw:object draw:notify-on-update-of-ranges="Sheet1.A4:Sheet1.A23 Sheet1.B4:Sheet1.B23 Sheet1.D4:Sheet1.D23 Sheet1.E4:Sheet1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15" calcext:value-type="float">
            <text:p>0.001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3" calcext:value-type="float">
            <text:p>0.01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23" calcext:value-type="float">
            <text:p>0.00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8" calcext:value-type="float">
            <text:p>0.02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5" calcext:value-type="float">
            <text:p>0.003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53" calcext:value-type="float">
            <text:p>0.0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48" calcext:value-type="float">
            <text:p>0.004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34" calcext:value-type="float">
            <text:p>0.05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64" calcext:value-type="float">
            <text:p>0.006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07" calcext:value-type="float">
            <text:p>0.08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1" calcext:value-type="float">
            <text:p>0.008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58" calcext:value-type="float">
            <text:p>0.115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2" calcext:value-type="float">
            <text:p>0.010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46" calcext:value-type="float">
            <text:p>0.15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32" calcext:value-type="float">
            <text:p>0.013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99" calcext:value-type="float">
            <text:p>0.1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148" calcext:value-type="float">
            <text:p>0.014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74" calcext:value-type="float">
            <text:p>0.25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74" calcext:value-type="float">
            <text:p>0.01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9" calcext:value-type="float">
            <text:p>0.32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204" calcext:value-type="float">
            <text:p>0.020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75" calcext:value-type="float">
            <text:p>0.40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35" calcext:value-type="float">
            <text:p>0.023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01" calcext:value-type="float">
            <text:p>0.500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279" calcext:value-type="float">
            <text:p>0.02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32" calcext:value-type="float">
            <text:p>0.60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6" calcext:value-type="float">
            <text:p>0.031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129" calcext:value-type="float">
            <text:p>0.71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341" calcext:value-type="float">
            <text:p>0.034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14" calcext:value-type="float">
            <text:p>0.85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6" calcext:value-type="float">
            <text:p>0.038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11" calcext:value-type="float">
            <text:p>1.0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437" calcext:value-type="float">
            <text:p>0.043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36" calcext:value-type="float">
            <text:p>1.15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74" calcext:value-type="float">
            <text:p>0.0474</text:p>
          </table:table-cell>
          <table:table-cell table:number-columns-repeated="9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eavyData Nerd Font" style:font-size-asian="10pt" style:language-asian="zh" style:country-asian="CN" style:font-name-complex="HeavyData Nerd 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HeavyData Nerd Font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6:47:31.066981440</meta:creation-date>
    <dc:date>2023-06-18T20:55:56.692937612</dc:date>
    <meta:editing-duration>PT4H24S</meta:editing-duration>
    <meta:editing-cycles>5</meta:editing-cycles>
    <meta:generator>LibreOffice/7.4.7.2$Linux_X86_64 LibreOffice_project/40$Build-2</meta:generator>
    <meta:document-statistic meta:table-count="1" meta:cell-count="8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59cm" svg:y="0.315cm" chart:style-name="ch2">
          <text:p>Зависимость времени нахождения кратчайшего пути от кол-ва вершин графика</text:p>
        </chart:title>
        <chart:legend chart:legend-position="end" svg:x="13.571cm" svg:y="4.201cm" style:legend-expansion="high" chart:style-name="ch3"/>
        <chart:plot-area chart:style-name="ch4" table:cell-range-address="Sheet1.A4:Sheet1.B23" chart:data-source-has-labels="row" svg:x="1.331cm" svg:y="1.778cm" svg:width="11.92cm" svg:height="6.061cm">
          <chart:coordinate-region svg:x="2.058cm" svg:y="1.978cm" svg:width="10.914cm" svg:height="5.214cm"/>
          <chart:axis chart:dimension="x" chart:name="primary-x" chart:style-name="ch5">
            <chart:title svg:x="6.109cm" svg:y="8.019cm" chart:style-name="ch6">
              <text:p>Кол-во вершин</text:p>
            </chart:title>
          </chart:axis>
          <chart:axis chart:dimension="y" chart:name="primary-y" chart:style-name="ch7">
            <chart:title svg:x="0.451cm" svg:y="6.492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4:Sheet1.B23" loext:label-string="флойд" chart:class="chart:scatter">
            <chart:domain table:cell-range-address="Sheet1.A4:Sheet1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флойд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B4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158">
                <text:p>0.1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546">
                <text:p>0.1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1999">
                <text:p>0.1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574">
                <text:p>0.2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4075">
                <text:p>0.4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01">
                <text:p>0.5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032">
                <text:p>0.6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129">
                <text:p>0.7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14">
                <text:p>0.8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1536">
                <text:p>1.1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59cm" svg:y="0.315cm" chart:style-name="ch2">
          <text:p>Зависимость времени нахождения кратчайшего пути от кол-ва вершин графика</text:p>
        </chart:title>
        <chart:legend chart:legend-position="end" svg:x="13.201cm" svg:y="4.201cm" style:legend-expansion="high" chart:style-name="ch3"/>
        <chart:plot-area chart:style-name="ch4" table:cell-range-address="Sheet1.A4:Sheet1.A23 Sheet1.E4:Sheet1.E23" chart:data-source-has-labels="row" svg:x="1.331cm" svg:y="1.778cm" svg:width="11.55cm" svg:height="6.061cm">
          <chart:coordinate-region svg:x="2.429cm" svg:y="1.977cm" svg:width="10.172cm" svg:height="5.215cm"/>
          <chart:axis chart:dimension="x" chart:name="primary-x" chart:style-name="ch5">
            <chart:title svg:x="5.924cm" svg:y="8.019cm" chart:style-name="ch6">
              <text:p>Кол-во вершин</text:p>
            </chart:title>
          </chart:axis>
          <chart:axis chart:dimension="y" chart:name="primary-y" chart:style-name="ch7">
            <chart:title svg:x="0.451cm" svg:y="6.492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E4:Sheet1.E23" loext:label-string="дейкстра" chart:class="chart:scatter">
            <chart:domain table:cell-range-address="Sheet1.A4:Sheet1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дейкстр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E4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474">
                <text:p>0.0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47cm" svg:y="0.316cm" chart:style-name="ch2">
          <text:p>Сравнение двух алгоритмов поиска кратчайшего пути</text:p>
        </chart:title>
        <chart:legend chart:legend-position="end" svg:x="13.201cm" svg:y="3.952cm" style:legend-expansion="high" chart:style-name="ch3"/>
        <chart:plot-area chart:style-name="ch4" table:cell-range-address="Sheet1.A4:Sheet1.B23 Sheet1.E4:Sheet1.E23" chart:data-source-has-labels="row" svg:x="1.331cm" svg:y="1.275cm" svg:width="11.55cm" svg:height="6.564cm">
          <chart:coordinate-region svg:x="2.058cm" svg:y="1.475cm" svg:width="10.543cm" svg:height="5.717cm"/>
          <chart:axis chart:dimension="x" chart:name="primary-x" chart:style-name="ch5">
            <chart:title svg:x="5.924cm" svg:y="8.019cm" chart:style-name="ch6">
              <text:p>Кол-во вершин</text:p>
            </chart:title>
          </chart:axis>
          <chart:axis chart:dimension="y" chart:name="primary-y" chart:style-name="ch7">
            <chart:title svg:x="0.451cm" svg:y="6.241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4:Sheet1.B23" loext:label-string="флойд" chart:class="chart:scatter">
            <chart:domain table:cell-range-address="Sheet1.A4:Sheet1.A23"/>
            <chart:data-point chart:repeated="20"/>
          </chart:series>
          <chart:series chart:style-name="ch11" chart:values-cell-range-address="Sheet1.E4:Sheet1.E23" loext:label-string="дейкстра" chart:class="chart:scatter">
            <chart:domain table:cell-range-address="Sheet1.D4:Sheet1.D23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флойд</text:p>
              </table:table-cell>
              <table:table-cell office:value-type="string">
                <text:p>Column D</text:p>
              </table:table-cell>
              <table:table-cell office:value-type="string">
                <text:p>дейкстр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B4:Sheet1.B23</svg:desc>
                </draw:g>
              </table:table-cell>
              <table:table-cell office:value-type="float" office:value="5">
                <text:p>5</text:p>
                <draw:g>
                  <svg:desc>Sheet1.D4:Sheet1.D23</svg:desc>
                </draw:g>
              </table:table-cell>
              <table:table-cell office:value-type="float" office:value="0.0002">
                <text:p>0.0002</text:p>
                <draw:g>
                  <svg:desc>Sheet1.E4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5">
                <text:p>0.0015</text:p>
              </table:table-cell>
              <table:table-cell office:value-type="float" office:value="10">
                <text:p>1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">
                <text:p>0.0047</text:p>
              </table:table-cell>
              <table:table-cell office:value-type="float" office:value="15">
                <text:p>1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3">
                <text:p>0.0103</text:p>
              </table:table-cell>
              <table:table-cell office:value-type="float" office:value="20">
                <text:p>2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208">
                <text:p>0.0208</text:p>
              </table:table-cell>
              <table:table-cell office:value-type="float" office:value="25">
                <text:p>2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353">
                <text:p>0.0353</text:p>
              </table:table-cell>
              <table:table-cell office:value-type="float" office:value="30">
                <text:p>3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534">
                <text:p>0.0534</text:p>
              </table:table-cell>
              <table:table-cell office:value-type="float" office:value="35">
                <text:p>3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807">
                <text:p>0.0807</text:p>
              </table:table-cell>
              <table:table-cell office:value-type="float" office:value="40">
                <text:p>4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158">
                <text:p>0.1158</text:p>
              </table:table-cell>
              <table:table-cell office:value-type="float" office:value="45">
                <text:p>4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546">
                <text:p>0.1546</text:p>
              </table:table-cell>
              <table:table-cell office:value-type="float" office:value="50">
                <text:p>50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1999">
                <text:p>0.1999</text:p>
              </table:table-cell>
              <table:table-cell office:value-type="float" office:value="55">
                <text:p>55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574">
                <text:p>0.2574</text:p>
              </table:table-cell>
              <table:table-cell office:value-type="float" office:value="60">
                <text:p>60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29">
                <text:p>0.329</text:p>
              </table:table-cell>
              <table:table-cell office:value-type="float" office:value="65">
                <text:p>65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4075">
                <text:p>0.4075</text:p>
              </table:table-cell>
              <table:table-cell office:value-type="float" office:value="70">
                <text:p>70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01">
                <text:p>0.5001</text:p>
              </table:table-cell>
              <table:table-cell office:value-type="float" office:value="75">
                <text:p>75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032">
                <text:p>0.6032</text:p>
              </table:table-cell>
              <table:table-cell office:value-type="float" office:value="80">
                <text:p>80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129">
                <text:p>0.7129</text:p>
              </table:table-cell>
              <table:table-cell office:value-type="float" office:value="85">
                <text:p>85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14">
                <text:p>0.8514</text:p>
              </table:table-cell>
              <table:table-cell office:value-type="float" office:value="90">
                <text:p>90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011">
                <text:p>1.011</text:p>
              </table:table-cell>
              <table:table-cell office:value-type="float" office:value="95">
                <text:p>95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1536">
                <text:p>1.1536</text:p>
              </table:table-cell>
              <table:table-cell office:value-type="float" office:value="100">
                <text:p>100</text:p>
              </table:table-cell>
              <table:table-cell office:value-type="float" office:value="0.0474">
                <text:p>0.0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